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Arial Unicode MS1" svg:font-family="'Arial Unicode M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text-properties fo:color="#000000" style:font-name="Courier New"/>
    </style:style>
    <style:style style:name="P8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ourier New"/>
    </style:style>
    <style:style style:name="P9" style:family="paragraph" style:parent-style-name="Preformatted_20_Text" style:list-style-name="L1">
      <style:paragraph-properties fo:background-color="transparent">
        <style:background-image/>
      </style:paragraph-properties>
      <style:text-properties fo:color="#000000"/>
    </style:style>
    <style:style style:name="P10" style:family="paragraph" style:parent-style-name="Text_20_body" style:list-style-name="L1"/>
    <style:style style:name="P11" style:family="paragraph" style:parent-style-name="Text_20_body">
      <style:text-properties fo:color="#000000"/>
    </style:style>
    <style:style style:name="P12" style:family="paragraph" style:parent-style-name="Text_20_body" style:list-style-name="L1">
      <style:text-properties fo:color="#000000" style:font-name="Courier New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fo:font-style="italic" style:font-style-asian="italic" style:font-style-complex="italic"/>
    </style:style>
    <style:style style:name="P14" style:family="paragraph" style:parent-style-name="Text_20_body" style:list-style-name="L1">
      <style:text-properties fo:font-style="normal" style:font-style-asian="normal" style:font-style-complex="normal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 style:list-style-name="L1">
      <style:text-properties fo:font-style="italic" style:font-style-asian="italic" style:font-style-complex="italic"/>
    </style:style>
    <style:style style:name="P17" style:family="paragraph" style:parent-style-name="Text_20_body" style:list-style-name="L3">
      <style:text-properties fo:font-style="italic" style:font-style-asian="italic" style:font-style-complex="italic"/>
    </style:style>
    <style:style style:name="P18" style:family="paragraph" style:parent-style-name="Text_20_body" style:list-style-name="L4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style:font-name="Courier New" fo:font-style="normal" style:font-style-asian="normal" style:font-style-complex="normal"/>
    </style:style>
    <style:style style:name="T5" style:family="text">
      <style:text-properties fo:color="#000000" style:font-name="Courier New" style:font-style-asian="normal" style:font-style-complex="normal"/>
    </style:style>
    <style:style style:name="T6" style:family="text">
      <style:text-properties fo:color="#000000" style:font-name="Courier New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00" style:font-name="Courier New" fo:font-size="10pt" style:font-size-asian="10pt" style:font-style-asian="normal" style:font-size-complex="10pt" style:font-style-complex="normal"/>
    </style:style>
    <style:style style:name="T8" style:family="text">
      <style:text-properties fo:color="#000000" style:font-name="Courier New" fo:font-size="10pt" fo:font-style="italic" style:font-size-asian="10pt" style:font-style-asian="normal" style:font-size-complex="10pt" style:font-style-complex="normal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tyle="italic"/>
    </style:style>
    <style:style style:name="T11" style:family="text">
      <style:text-properties style:font-name="Courier New" fo:font-style="normal" style:font-style-asian="normal" style:font-style-complex="normal"/>
    </style:style>
    <style:style style:name="T12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Courier New" fo:font-size="10pt" fo:font-style="italic" style:font-size-asian="10pt" style:font-style-asian="normal" style:font-size-complex="10pt" style:font-style-complex="normal"/>
    </style:style>
    <style:style style:name="T1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9876aa" style:font-name="Courier New" fo:font-size="10pt" fo:font-style="italic" style:font-size-asian="10pt" style:font-style-asian="normal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casso App</text:h>
      <text:list xml:id="list2311002778156842369" text:style-name="L1">
        <text:list-item>
          <text:p text:style-name="P10">Utworzenie projektu w Android Studio z domyślnymi ustawieniami</text:p>
        </text:list-item>
        <text:list-item>
          <text:p text:style-name="P10">dodanie zależności do <text:span text:style-name="T1">build.gradle</text:span></text:p>
          <text:p text:style-name="P12">implementation 'com.squareup.picasso:picasso:2.5.2'</text:p>
        </text:list-item>
        <text:list-item>
          <text:p text:style-name="P10"><text:span text:style-name="T3">dodanie do </text:span><text:span text:style-name="T1">AndroidManifest.xml</text:span><text:span text:style-name="T3"> kodu pozwalającego na połączenie z internetem:</text:span></text:p>
          <text:p text:style-name="P8"><text:span text:style-name="T3">&lt;uses-permission </text:span><text:span text:style-name="T3">android</text:span><text:span text:style-name="T3">:name=</text:span><text:span text:style-name="T3">"android.permission.INTERNET" </text:span><text:span text:style-name="T3">/&gt;</text:span></text:p>
        </text:list-item>
      </text:list>
      <text:p text:style-name="P3"><text:tab/>&lt;uses-permission android:name="android.permission.ACCESS_NETWORK_STATE" /&gt;</text:p>
      <text:list xml:id="list36757418" text:continue-numbering="true" text:style-name="L1">
        <text:list-item>
          <text:p text:style-name="P10"><text:span text:style-name="T3">Załadowanie prostego obrazu do </text:span><text:span text:style-name="T1">ImageView </text:span><text:span text:style-name="T3">z internetu</text:span></text:p>
          <text:p text:style-name="P8"><text:span text:style-name="T3">ImageView imageView = (ImageView) findViewById(R.id.</text:span><text:span text:style-name="T2">image1</text:span><text:span text:style-name="T3">)</text:span><text:span text:style-name="T3">;</text:span></text:p>
        </text:list-item>
      </text:list>
      <text:p text:style-name="P5"><text:tab/>Picasso</text:p>
      <text:p text:style-name="P4"><text:s text:c="8"/><text:span text:style-name="T9">.</text:span><text:span text:style-name="T10">with</text:span><text:span text:style-name="T9">(getApplicationContext())</text:span></text:p>
      <text:p text:style-name="P4"><text:s text:c="8"/><text:span text:style-name="T9">.load(</text:span><text:span text:style-name="T9">"https://www.dike.lib.ia.us/images/sample-1.jpg/image"</text:span><text:span text:style-name="T9">)</text:span></text:p>
      <text:p text:style-name="P2"><text:s text:c="8"/><text:span text:style-name="T9">.into(imageView)</text:span><text:span text:style-name="T9">;</text:span></text:p>
      <text:list xml:id="list36740219" text:continue-numbering="true" text:style-name="L1">
        <text:list-item>
          <text:p text:style-name="P10"><text:span text:style-name="T3">Załadowanie obrazu z </text:span><text:span text:style-name="T1">drawable</text:span></text:p>
          <text:p text:style-name="P7"><text:span text:style-name="T3">Picasso.</text:span><text:span text:style-name="T2">with</text:span><text:span text:style-name="T3">(ctx).load(R.drawable.</text:span><text:span text:style-name="T2">img</text:span><text:span text:style-name="T3">).into(imageView2)</text:span><text:span text:style-name="T3">;</text:span></text:p>
        </text:list-item>
        <text:list-item>
          <text:p text:style-name="P14">Caching</text:p>
          <text:list>
            <text:list-item>
              <text:p text:style-name="P14">Pamięć</text:p>
              <text:p text:style-name="P10"><text:span text:style-name="T3">Domyślnie Picasso próbuje najperw załadować obraz z pamięci. Można to kontrolować przy pomocy metody </text:span><text:span text:style-name="T1">noMemoryPolicy()</text:span></text:p>
              <text:p text:style-name="P6"><text:span text:style-name="Source_20_Text"><text:span text:style-name="T18">Picasso.with(context).load(image_url).memoryPolicy(MemoryPolicy.NO_CACHE).into(imageView);</text:span></text:span></text:p>
              <text:p text:style-name="P6"><text:span text:style-name="Source_20_Text"><text:span text:style-name="T18">Memory.NO_CACHE</text:span></text:span><text:span text:style-name="Source_20_Text"><text:span text:style-name="T17"> – </text:span></text:span><text:span text:style-name="Source_20_Text"><text:span text:style-name="T14">zapobiega wczytywaniu obrazu z cache</text:span></text:span></text:p>
              <text:p text:style-name="P6"><text:span text:style-name="Source_20_Text"><text:span text:style-name="T18">Memory.NO_STORE</text:span></text:span><text:span text:style-name="Source_20_Text"><text:span text:style-name="T17"> – </text:span></text:span><text:span text:style-name="Source_20_Text"><text:span text:style-name="T14">zapobiega przetrzymywaniu obrazu w cache. Zazwyczaj używane gdy potrzebujemy obrazu tylko raz</text:span></text:span></text:p>
            </text:list-item>
            <text:list-item>
              <text:p text:style-name="P6"><text:span text:style-name="Source_20_Text"><text:span text:style-name="T14">Sieć</text:span></text:span></text:p>
              <text:p text:style-name="P6"><text:span text:style-name="Source_20_Text"><text:span text:style-name="T14">Później Picasso próbuje załadować obraz z dysku. To również można kontrolować analogicznie metodą </text:span></text:span><text:span text:style-name="Source_20_Text"><text:span text:style-name="T15">networkPolicy()</text:span></text:span><text:span text:style-name="Source_20_Text"><text:span text:style-name="T18">:</text:span></text:span></text:p>
              <text:list>
                <text:list-item>
                  <text:p text:style-name="P6"><text:span text:style-name="Source_20_Text"><text:span text:style-name="T18">NO_CACHE – </text:span></text:span><text:span text:style-name="Source_20_Text"><text:span text:style-name="T16">Zapobiega sprawdzaniu cache na dysku i wymusza pobranie obrazu przez sieć</text:span></text:span></text:p>
                </text:list-item>
                <text:list-item>
                  <text:p text:style-name="P6"><text:span text:style-name="Source_20_Text"><text:span text:style-name="T18">NO_STORE – </text:span></text:span><text:span text:style-name="Source_20_Text"><text:span text:style-name="T16">Zapobiega przechowywaniu obrazu w cache na dysku</text:span></text:span></text:p>
                </text:list-item>
                <text:list-item>
                  <text:p text:style-name="P6"><text:span text:style-name="Source_20_Text"><text:span text:style-name="T18">OFFLINE – </text:span></text:span><text:span text:style-name="Source_20_Text"><text:span text:style-name="T16">Wymusza zrealizowanie zapytania w oparciu o dane na dysku pomijając połączenie sieciowe.</text:span></text:span></text:p>
                </text:list-item>
              </text:list>
            </text:list-item>
          </text:list>
        </text:list-item>
        <text:list-item>
          <text:p text:style-name="P14">Placeholder – obraz zastępczy pokazywany w czasie kiedy obraz docelowy jest ładowany</text:p>
          <text:p text:style-name="P6"><text:span text:style-name="Source_20_Text"><text:span text:style-name="T3">Picasso.with(ctx).load(url).placeholder(R.drawable.placeholder).into(imageView);</text:span></text:span></text:p>
        </text:list-item>
        <text:list-item>
          <text:p text:style-name="P10"><text:span text:style-name="Source_20_Text"><text:span text:style-name="T14">Error – pozwala wyświetlić odpowiednią grafikę zastępczą w momencie, gdy ładowanie obrazu nie powiodło się. Służy do tego metoda </text:span></text:span><text:span text:style-name="Source_20_Text"><text:span text:style-name="T15">error()</text:span></text:span><text:span text:style-name="Source_20_Text"><text:span text:style-name="T14">:</text:span></text:span></text:p>
          <text:p text:style-name="P6"><text:span text:style-name="Source_20_Text"><text:span text:style-name="T18">Picasso.with(this).load(url).error(R.drawable.errimg).into(imageView);</text:span></text:span></text:p>
        </text:list-item>
        <text:list-item>
          <text:p text:style-name="P10"><text:span text:style-name="T3">Callback – interfejs, którego implementacja może łapać zdarzenia występujące podczas ładowania obrazu takie jak </text:span><text:span text:style-name="T1">onSuccess() </text:span><text:span text:style-name="T3">czy </text:span><text:span text:style-name="T1">onError()</text:span><text:span text:style-name="T3">. Podaje się go jako drugi argument do funkcji </text:span><text:span text:style-name="T1">into()</text:span><text:span text:style-name="T3">:</text:span></text:p>
          <text:p text:style-name="P6"/>
        </text:list-item>
      </text:list>
      <text:p text:style-name="Preformatted_20_Text"><text:span text:style-name="Source_20_Text">Picasso.with(this).load(url).error(</text:span><text:span text:style-name="Source_20_Text"><text:span text:style-name="T18">R.drawable.errimg</text:span></text:span><text:span text:style-name="Source_20_Text">).into(imageView, new Callback() {</text:span></text:p>
      <text:p text:style-name="Preformatted_20_Text"><text:span text:style-name="Source_20_Text"><text:s text:c="20"/>@Override</text:span></text:p>
      <text:p text:style-name="Preformatted_20_Text"><text:span text:style-name="Source_20_Text"><text:s text:c="20"/>public void onSuccess() {</text:span></text:p>
      <text:p text:style-name="Preformatted_20_Text"><text:span text:style-name="Source_20_Text"><text:s text:c="24"/>//...</text:span></text:p>
      <text:p text:style-name="Preformatted_20_Text"><text:span text:style-name="Source_20_Text"><text:s text:c="20"/>}</text:span></text:p>
      <text:p text:style-name="Preformatted_20_Text"><text:soft-page-break/></text:p>
      <text:p text:style-name="Preformatted_20_Text"><text:span text:style-name="Source_20_Text"><text:s text:c="20"/>@Override</text:span></text:p>
      <text:p text:style-name="Preformatted_20_Text"><text:span text:style-name="Source_20_Text"><text:s text:c="20"/>public void onError() {</text:span></text:p>
      <text:p text:style-name="Preformatted_20_Text"><text:span text:style-name="Source_20_Text"><text:s text:c="24"/>//...</text:span></text:p>
      <text:p text:style-name="Preformatted_20_Text"><text:span text:style-name="Source_20_Text"><text:s text:c="20"/>}</text:span></text:p>
      <text:p text:style-name="P1"><text:span text:style-name="Source_20_Text"><text:s text:c="16"/>});</text:span></text:p>
      <text:list xml:id="list36739321" text:continue-numbering="true" text:style-name="L1">
        <text:list-item>
          <text:p text:style-name="P10">Resize/Rotate – Picasso pozwala na zmianę rozmiaru oraz obracanie obrazu przed wyświetleniem go w <text:span text:style-name="T1">ImageView</text:span><text:span text:style-name="T3">. Służą do tego metody </text:span><text:span text:style-name="T1">resize() </text:span><text:span text:style-name="T3">oraz </text:span><text:span text:style-name="T1">rotate()</text:span><text:span text:style-name="T3">. Zmiana rozmiaru może spowodować, że obrazy będą rozciągnięte i będą źle wyglądać. Można tego uniknąć na dwa sposoby:</text:span></text:p>
          <text:list>
            <text:list-item>
              <text:p text:style-name="P10"><text:span text:style-name="T3">używając metody </text:span><text:span text:style-name="T1">centerCrop() </text:span><text:span text:style-name="T3">lub </text:span><text:span text:style-name="T1">centerInside() </text:span><text:span text:style-name="T3">razem z </text:span><text:span text:style-name="T1">resize()</text:span></text:p>
              <text:list>
                <text:list-item>
                  <text:p text:style-name="P16">centerCrop()<text:span text:style-name="T3"> - skaluje obraz tak, aby miał co najmniej takie rozmiary jak podane i później obcina to co wystaje poza granice</text:span></text:p>
                </text:list-item>
                <text:list-item>
                  <text:p text:style-name="P16">centerInside()<text:span text:style-name="T3"> - skaluje obraz tak, aby jego rozmiary były mniejsze lub równe tym podanym w </text:span>resize()</text:p>
                </text:list-item>
              </text:list>
            </text:list-item>
            <text:list-item>
              <text:p text:style-name="P10"><text:span text:style-name="T3">używając metody </text:span><text:span text:style-name="T1">fit()</text:span><text:span text:style-name="T3">, która ma wbudowaną metodę </text:span><text:span text:style-name="T1">resize()</text:span><text:span text:style-name="T3"> i zmienia rozmiary obrazu, by wypełnił on </text:span><text:span text:style-name="T1">ImageView</text:span><text:span text:style-name="T3">.</text:span></text:p>
            </text:list-item>
          </text:list>
        </text:list-item>
        <text:list-item>
          <text:p text:style-name="P16">noFade()<text:span text:style-name="T3"> - powoduje, że animacja </text:span>fade in<text:span text:style-name="T3">, która jest domyślna, nie zostanie wykonana przy wyświetlaniu obrazu.</text:span></text:p>
        </text:list-item>
        <text:list-item>
          <text:p text:style-name="P16">noPlaceholder()<text:span text:style-name="T3"> - przydatne podczas wyświetlania kilku obrazów na jednym </text:span>Imageview<text:span text:style-name="T3">. Pomiędzy obrazami jest domyślnie pokazywany obraz zastępczy co może źle wyglądać. Ta funkcja powoduje bezpośrednie wyświetlanie jednego obrazu po drugim.</text:span></text:p>
        </text:list-item>
        <text:list-item>
          <text:p text:style-name="P16"><text:span text:style-name="T3">Zarządzanie zapytaniami</text:span></text:p>
          <text:p text:style-name="P16"><text:span text:style-name="T3">Aby skorzystać z mechanizmów zarządzania zapytaniami należy najpierw użyć metody </text:span>tag()<text:span text:style-name="T3"> aby przypisać jakiemuś elementowi identyfikator w postaci łańcucha znaków:</text:span></text:p>
          <text:p text:style-name="P9"><text:span text:style-name="T11">Picasso</text:span><text:span text:style-name="T9">.</text:span><text:span text:style-name="T10">with</text:span><text:span text:style-name="T9">(ctx).load(url).tag(tag).into(img);</text:span></text:p>
          <text:p text:style-name="P16"><text:span text:style-name="T3">Następnie możemy skorzystać z następujących metod:</text:span></text:p>
        </text:list-item>
      </text:list>
      <text:list xml:id="list1437713831351608482" text:style-name="L4">
        <text:list-item>
          <text:p text:style-name="P18">pauseTag()<text:span text:style-name="T3"> - zatrzymanie zapytania</text:span></text:p>
        </text:list-item>
        <text:list-item>
          <text:p text:style-name="P18">resumeTag() <text:span text:style-name="T3">- wznowienie zapytania</text:span></text:p>
        </text:list-item>
        <text:list-item>
          <text:p text:style-name="P18">cancelTag() <text:span text:style-name="T3">- odwołanie zapytania</text:span></text:p>
        </text:list-item>
      </text:list>
      <text:list xml:id="list36741294" text:continue-list="list36739321" text:style-name="L1">
        <text:list-item>
          <text:p text:style-name="P16"><text:span text:style-name="T3">Priorytety zapytań</text:span></text:p>
          <text:p text:style-name="P16"><text:span text:style-name="T3">Istnieją 3 stopnie priorytetów zapytań:</text:span></text:p>
          <text:list>
            <text:list-item>
              <text:p text:style-name="P16">HIGH</text:p>
            </text:list-item>
            <text:list-item>
              <text:p text:style-name="P16">NORMAL</text:p>
            </text:list-item>
            <text:list-item>
              <text:p text:style-name="P16">LOW</text:p>
            </text:list-item>
          </text:list>
        </text:list-item>
      </text:list>
      <text:p text:style-name="P15"><text:tab/><text:span text:style-name="T3">Aby przypisać priorytet do zapytania należy wykorzystać metodę </text:span>priority()<text:span text:style-name="T3">:</text:span></text:p>
      <text:p text:style-name="P11"><text:span text:style-name="T3"><text:tab/></text:span><text:span text:style-name="T12">Picasso.</text:span><text:span text:style-name="T13">with</text:span><text:span text:style-name="T12">(ctx).load(url).priority(Picasso.Priority.</text:span><text:span text:style-name="T13">HIGH</text:span><text:span text:style-name="T12">)</text:span></text:p>
      <text:p text:style-name="P13"><text:span text:style-name="T12">.into(img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OpenSymbol" svg:font-family="OpenSymbol"/>
    <style:font-face style:name="Arial Unicode MS1" svg:font-family="'Arial Unicode M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b</meta:initial-creator>
    <meta:creation-date>2018-11-16T13:14:43.19</meta:creation-date>
    <dc:date>2018-11-17T16:55:12.43</dc:date>
    <dc:creator>k b</dc:creator>
    <meta:editing-duration>PT6H9M36S</meta:editing-duration>
    <meta:editing-cycles>28</meta:editing-cycles>
    <meta:generator>OpenOffice/4.1.3$Win32 OpenOffice.org_project/413m1$Build-9783</meta:generator>
    <meta:document-statistic meta:table-count="0" meta:image-count="0" meta:object-count="0" meta:page-count="2" meta:paragraph-count="63" meta:word-count="459" meta:character-count="4043"/>
  </office:meta>
</office:document-meta>
</file>